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5.81mm" fo:break-before="auto" style:use-optimal-row-height="true"/>
    </style:style>
    <style:style style:name="ro5" style:family="table-row">
      <style:table-row-properties style:row-height="51.86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71.6mm" fo:break-before="auto" style:use-optimal-row-height="true"/>
    </style:style>
    <style:style style:name="ro8" style:family="table-row">
      <style:table-row-properties style:row-height="87.4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40.01mm" fo:break-before="auto" style:use-optimal-row-height="true"/>
    </style:style>
    <style:style style:name="ro11" style:family="table-row">
      <style:table-row-properties style:row-height="63.69mm" fo:break-before="auto" style:use-optimal-row-height="true"/>
    </style:style>
    <style:style style:name="ro12" style:family="table-row">
      <style:table-row-properties style:row-height="47.91mm" fo:break-before="auto" style:use-optimal-row-height="true"/>
    </style:style>
    <style:style style:name="ro13" style:family="table-row">
      <style:table-row-properties style:row-height="67.65mm" fo:break-before="auto" style:use-optimal-row-height="true"/>
    </style:style>
    <style:style style:name="ro14" style:family="table-row">
      <style:table-row-properties style:row-height="75.55mm" fo:break-before="auto" style:use-optimal-row-height="true"/>
    </style:style>
    <style:style style:name="ro15" style:family="table-row">
      <style:table-row-properties style:row-height="8.41mm" fo:break-before="auto" style:use-optimal-row-height="true"/>
    </style:style>
    <style:style style:name="ro16" style:family="table-row">
      <style:table-row-properties style:row-height="103.19mm" fo:break-before="auto" style:use-optimal-row-height="true"/>
    </style:style>
    <style:style style:name="ro17" style:family="table-row">
      <style:table-row-properties style:row-height="83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ENTRAL BANK DISCOUNT RATE(%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6/geos/al.html" xlink:type="simple">Albania</text:a></text:p>
          </table:table-cell>
          <table:table-cell office:value-type="string" calcext:value-type="string">
            <text:p>2.25% (31 December 2014)</text:p>
            <text:p>3% (31 December 2013)</text:p>
          </table:table-cell>
          <table:table-cell table:formula="of:=MID([.B2]; 1; FIND(&quot;%&quot;; [.B2])-1)" office:value-type="string" office:string-value="2.25" calcext:value-type="string">
            <text:p>2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g.html" xlink:type="simple">Algeria</text:a></text:p>
          </table:table-cell>
          <table:table-cell office:value-type="string" calcext:value-type="string">
            <text:p>4% (31 December 2010)</text:p>
            <text:p>4% (31 December 2009)</text:p>
          </table:table-cell>
          <table:table-cell table:formula="of:=MID([.B3]; 1; FIND(&quot;%&quot;; [.B3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o.html" xlink:type="simple">Angola</text:a></text:p>
          </table:table-cell>
          <table:table-cell office:value-type="string" calcext:value-type="string">
            <text:p>9% (31 December 2014)</text:p>
            <text:p>25% (31 December 2010)</text:p>
          </table:table-cell>
          <table:table-cell table:formula="of:=MID([.B4]; 1; FIND(&quot;%&quot;; [.B4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v.html" xlink:type="simple">Anguilla</text:a></text:p>
          </table:table-cell>
          <table:table-cell office:value-type="string" calcext:value-type="string">
            <text:p>6.5% (31 December 2010)</text:p>
            <text:p>6.5% (31 December 2009)</text:p>
          </table:table-cell>
          <table:table-cell table:formula="of:=MID([.B5]; 1; FIND(&quot;%&quot;; [.B5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c.html" xlink:type="simple">Antigua and Barbuda</text:a></text:p>
          </table:table-cell>
          <table:table-cell office:value-type="string" calcext:value-type="string">
            <text:p>6.5% (31 December 2010)</text:p>
            <text:p>6.5% (31 December 2009)</text:p>
          </table:table-cell>
          <table:table-cell table:formula="of:=MID([.B6]; 1; FIND(&quot;%&quot;; [.B6])-1)" office:value-type="string" office:string-value="6.5" calcext:value-type="string">
            <text:p>6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r.html" xlink:type="simple">Argentina</text:a></text:p>
          </table:table-cell>
          <table:table-cell office:value-type="string" calcext:value-type="string">
            <text:p>NA%</text:p>
          </table:table-cell>
          <table:table-cell table:formula="of:=MID([.B7]; 1; FIND(&quot;%&quot;; [.B7])-1)" office:value-type="string" office:string-value="NA" calcext:value-type="string">
            <text:p>NA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am.html" xlink:type="simple">Armenia</text:a></text:p>
          </table:table-cell>
          <table:table-cell office:value-type="string" calcext:value-type="string">
            <text:p>10.5% (10 February 2015)</text:p>
            <text:p>8% (11 January 2012)</text:p>
            <text:p>note: this is the Refinancing Rate, the key monetary policy instrument of the Armenian National Bank</text:p>
          </table:table-cell>
          <table:table-cell table:formula="of:=MID([.B8]; 1; FIND(&quot;%&quot;; [.B8])-1)" office:value-type="string" office:string-value="10.5" calcext:value-type="string">
            <text:p>1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a.html" xlink:type="simple">Aruba</text:a></text:p>
          </table:table-cell>
          <table:table-cell office:value-type="string" calcext:value-type="string">
            <text:p>1% (31 December 2010)</text:p>
            <text:p>3% (31 December 2009)</text:p>
          </table:table-cell>
          <table:table-cell table:formula="of:=MID([.B9]; 1; FIND(&quot;%&quot;; [.B9])-1)" office:value-type="string" office:string-value="1" calcext:value-type="string">
            <text:p>1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as.html" xlink:type="simple">Australia</text:a></text:p>
          </table:table-cell>
          <table:table-cell office:value-type="string" calcext:value-type="string">
            <text:p>3% (28 February 2013)</text:p>
            <text:p>4.35% (31 December 2010)</text:p>
            <text:p>note: this is the Reserve Bank of Australia's "cash rate target," or policy rate</text:p>
          </table:table-cell>
          <table:table-cell table:formula="of:=MID([.B10]; 1; FIND(&quot;%&quot;; [.B10])-1)" office:value-type="string" office:string-value="3" calcext:value-type="string">
            <text:p>3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aj.html" xlink:type="simple">Azerbaijan</text:a></text:p>
          </table:table-cell>
          <table:table-cell office:value-type="string" calcext:value-type="string">
            <text:p>5% (31 December 2012)</text:p>
            <text:p>5.25% (31 December 2011)</text:p>
            <text:p>note: this is the Refinancing Rate, the key policy rate for the National Bank of Azerbaijan</text:p>
          </table:table-cell>
          <table:table-cell table:formula="of:=MID([.B11]; 1; FIND(&quot;%&quot;; [.B11])-1)" office:value-type="string" office:string-value="5" calcext:value-type="string">
            <text:p>5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6/geos/bf.html" xlink:type="simple">Bahamas, The</text:a></text:p>
          </table:table-cell>
          <table:table-cell office:value-type="string" calcext:value-type="string">
            <text:p>4.5% (1 January 2014)</text:p>
            <text:p>4.5% (31 December 2012)</text:p>
          </table:table-cell>
          <table:table-cell table:formula="of:=MID([.B12]; 1; FIND(&quot;%&quot;; [.B12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g.html" xlink:type="simple">Bangladesh</text:a></text:p>
          </table:table-cell>
          <table:table-cell office:value-type="string" calcext:value-type="string">
            <text:p>5% (31 December 2010)</text:p>
            <text:p>5% (31 December 2009)</text:p>
          </table:table-cell>
          <table:table-cell table:formula="of:=MID([.B13]; 1; FIND(&quot;%&quot;; [.B13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b.html" xlink:type="simple">Barbados</text:a></text:p>
          </table:table-cell>
          <table:table-cell office:value-type="string" calcext:value-type="string">
            <text:p>7% (31 December 2010)</text:p>
            <text:p>7% (31 December 2009)</text:p>
          </table:table-cell>
          <table:table-cell table:formula="of:=MID([.B14]; 1; FIND(&quot;%&quot;; [.B14])-1)" office:value-type="string" office:string-value="7" calcext:value-type="string">
            <text:p>7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6/geos/bo.html" xlink:type="simple">Belarus</text:a></text:p>
          </table:table-cell>
          <table:table-cell office:value-type="string" calcext:value-type="string">
            <text:p>20% (13 August 2014)</text:p>
            <text:p>10.5% (31 December 2010)</text:p>
          </table:table-cell>
          <table:table-cell table:formula="of:=MID([.B15]; 1; FIND(&quot;%&quot;; [.B15])-1)" office:value-type="string" office:string-value="20" calcext:value-type="string">
            <text:p>20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6/geos/be.html" xlink:type="simple">Belgium</text:a></text:p>
          </table:table-cell>
          <table:table-cell office:value-type="string" calcext:value-type="string">
            <text:p>0.05% (31 December 2013)</text:p>
            <text:p>0.3% (31 December 2010)</text:p>
            <text:p>note: this is the European Central Bank's rate on the marginal lending facility, which offers overnight credit to banks in the euro area</text:p>
          </table:table-cell>
          <table:table-cell table:formula="of:=MID([.B16]; 1; FIND(&quot;%&quot;; [.B16])-1)" office:value-type="string" office:string-value="0.05" calcext:value-type="string">
            <text:p>0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h.html" xlink:type="simple">Belize</text:a></text:p>
          </table:table-cell>
          <table:table-cell office:value-type="string" calcext:value-type="string">
            <text:p>18% (31 December 2010)</text:p>
            <text:p>12% (31 December 2009)</text:p>
          </table:table-cell>
          <table:table-cell table:formula="of:=MID([.B17]; 1; FIND(&quot;%&quot;; [.B17])-1)" office:value-type="string" office:string-value="18" calcext:value-type="string">
            <text:p>1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n.html" xlink:type="simple">Benin</text:a></text:p>
          </table:table-cell>
          <table:table-cell office:value-type="string" calcext:value-type="string">
            <text:p>4.25% (31 December 2010)</text:p>
            <text:p>4.25% (31 December 2009)</text:p>
          </table:table-cell>
          <table:table-cell table:formula="of:=MID([.B18]; 1; FIND(&quot;%&quot;; [.B18])-1)" office:value-type="string" office:string-value="4.25" calcext:value-type="string">
            <text:p>4.2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t.html" xlink:type="simple">Bhutan</text:a></text:p>
          </table:table-cell>
          <table:table-cell office:value-type="string" calcext:value-type="string">
            <text:p>NA%</text:p>
          </table:table-cell>
          <table:table-cell table:formula="of:=MID([.B19]; 1; FIND(&quot;%&quot;; [.B19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l.html" xlink:type="simple">Bolivia</text:a></text:p>
          </table:table-cell>
          <table:table-cell office:value-type="string" calcext:value-type="string">
            <text:p>4.5% (31 December 2013)</text:p>
            <text:p>4% (31 december 2012)</text:p>
          </table:table-cell>
          <table:table-cell table:formula="of:=MID([.B20]; 1; FIND(&quot;%&quot;; [.B20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c.html" xlink:type="simple">Botswana</text:a></text:p>
          </table:table-cell>
          <table:table-cell office:value-type="string" calcext:value-type="string">
            <text:p>6% (31 December 2015)</text:p>
            <text:p>7.5% (31 December 2014)</text:p>
          </table:table-cell>
          <table:table-cell table:formula="of:=MID([.B21]; 1; FIND(&quot;%&quot;; [.B21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r.html" xlink:type="simple">Brazil</text:a></text:p>
          </table:table-cell>
          <table:table-cell office:value-type="string" calcext:value-type="string">
            <text:p>10% (31 December 2013)</text:p>
            <text:p>11% (31 December 2011)</text:p>
          </table:table-cell>
          <table:table-cell table:formula="of:=MID([.B22]; 1; FIND(&quot;%&quot;; [.B22])-1)" office:value-type="string" office:string-value="10" calcext:value-type="string">
            <text:p>10</text:p>
          </table:table-cell>
        </table:table-row>
        <table:table-row table:style-name="ro8">
          <table:table-cell office:value-type="string" calcext:value-type="string">
            <text:p><text:a xlink:href="file:///D:/cia-world-factbook/factbook-2016/geos/bu.html" xlink:type="simple">Bulgaria</text:a></text:p>
          </table:table-cell>
          <table:table-cell office:value-type="string" calcext:value-type="string">
            <text:p>0.01% (31 December 2015)</text:p>
            <text:p>0.03% (31 December 2014)</text:p>
            <text:p>note: Bulgarian National Bank (BNB) has had no independent monetary policy since the introduction of the Currency Board regime in 1997; this is BNB's base interest rate</text:p>
          </table:table-cell>
          <table:table-cell table:formula="of:=MID([.B23]; 1; FIND(&quot;%&quot;; [.B23])-1)" office:value-type="string" office:string-value="0.01" calcext:value-type="string">
            <text:p>0.0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v.html" xlink:type="simple">Burkina Faso</text:a></text:p>
          </table:table-cell>
          <table:table-cell office:value-type="string" calcext:value-type="string">
            <text:p>4.25% (31 December 2010)</text:p>
            <text:p>4.25% (31 December 2009)</text:p>
          </table:table-cell>
          <table:table-cell table:formula="of:=MID([.B24]; 1; FIND(&quot;%&quot;; [.B24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m.html" xlink:type="simple">Burma</text:a></text:p>
          </table:table-cell>
          <table:table-cell office:value-type="string" calcext:value-type="string">
            <text:p>9.95% (31 December 2010)</text:p>
            <text:p>12% (31 December 2009)</text:p>
          </table:table-cell>
          <table:table-cell table:formula="of:=MID([.B25]; 1; FIND(&quot;%&quot;; [.B25])-1)" office:value-type="string" office:string-value="9.95" calcext:value-type="string">
            <text:p>9.9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y.html" xlink:type="simple">Burundi</text:a></text:p>
          </table:table-cell>
          <table:table-cell office:value-type="string" calcext:value-type="string">
            <text:p>11.25% (31 December 2010)</text:p>
            <text:p>10% (31 December 2009)</text:p>
          </table:table-cell>
          <table:table-cell table:formula="of:=MID([.B26]; 1; FIND(&quot;%&quot;; [.B26])-1)" office:value-type="string" office:string-value="11.25" calcext:value-type="string">
            <text:p>11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v.html" xlink:type="simple">Cabo Verde</text:a></text:p>
          </table:table-cell>
          <table:table-cell office:value-type="string" calcext:value-type="string">
            <text:p>7.5% (31 December 2010)</text:p>
            <text:p>7.5% (31 December 2009)</text:p>
          </table:table-cell>
          <table:table-cell table:formula="of:=MID([.B27]; 1; FIND(&quot;%&quot;; [.B27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b.html" xlink:type="simple">Cambodia</text:a></text:p>
          </table:table-cell>
          <table:table-cell office:value-type="string" calcext:value-type="string">
            <text:p>NA% (31 December 2012)</text:p>
            <text:p>5.25% (31 December 2007)</text:p>
          </table:table-cell>
          <table:table-cell table:formula="of:=MID([.B28]; 1; FIND(&quot;%&quot;; [.B28])-1)" office:value-type="string" office:string-value="NA" calcext:value-type="string">
            <text:p>NA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6/geos/cm.html" xlink:type="simple">Cameroon</text:a></text:p>
          </table:table-cell>
          <table:table-cell office:value-type="string" calcext:value-type="string">
            <text:p>4.25% (31 December 2009)</text:p>
          </table:table-cell>
          <table:table-cell table:formula="of:=MID([.B29]; 1; FIND(&quot;%&quot;; [.B29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a.html" xlink:type="simple">Canada</text:a></text:p>
          </table:table-cell>
          <table:table-cell office:value-type="string" calcext:value-type="string">
            <text:p>1% (31 December 2010)</text:p>
            <text:p>0.25% (31 December 2009)</text:p>
          </table:table-cell>
          <table:table-cell table:formula="of:=MID([.B30]; 1; FIND(&quot;%&quot;; [.B30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t.html" xlink:type="simple">Central African Republic</text:a></text:p>
          </table:table-cell>
          <table:table-cell office:value-type="string" calcext:value-type="string">
            <text:p>4.25% (31 December 2009)</text:p>
            <text:p>4.75% (31 December 2008)</text:p>
          </table:table-cell>
          <table:table-cell table:formula="of:=MID([.B31]; 1; FIND(&quot;%&quot;; [.B31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d.html" xlink:type="simple">Chad</text:a></text:p>
          </table:table-cell>
          <table:table-cell office:value-type="string" calcext:value-type="string">
            <text:p>4.25% (31 December 2009)</text:p>
            <text:p>4.75% (31 December 2008)</text:p>
          </table:table-cell>
          <table:table-cell table:formula="of:=MID([.B32]; 1; FIND(&quot;%&quot;; [.B32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i.html" xlink:type="simple">Chile</text:a></text:p>
          </table:table-cell>
          <table:table-cell office:value-type="string" calcext:value-type="string">
            <text:p>3.12% (31 December 2010)</text:p>
            <text:p>0.5% (31 December 2009)</text:p>
          </table:table-cell>
          <table:table-cell table:formula="of:=MID([.B33]; 1; FIND(&quot;%&quot;; [.B33])-1)" office:value-type="string" office:string-value="3.12" calcext:value-type="string">
            <text:p>3.1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h.html" xlink:type="simple">China</text:a></text:p>
          </table:table-cell>
          <table:table-cell office:value-type="string" calcext:value-type="string">
            <text:p>2.25% (31 December 2014 est.)</text:p>
            <text:p>2.25% (31 December 2013 est.)</text:p>
          </table:table-cell>
          <table:table-cell table:formula="of:=MID([.B34]; 1; FIND(&quot;%&quot;; [.B34])-1)" office:value-type="string" office:string-value="2.25" calcext:value-type="string">
            <text:p>2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o.html" xlink:type="simple">Colombia</text:a></text:p>
          </table:table-cell>
          <table:table-cell office:value-type="string" calcext:value-type="string">
            <text:p>5.75% (18 December 2015)</text:p>
            <text:p>4.75% (31 December 2011)</text:p>
          </table:table-cell>
          <table:table-cell table:formula="of:=MID([.B35]; 1; FIND(&quot;%&quot;; [.B35])-1)" office:value-type="string" office:string-value="5.75" calcext:value-type="string">
            <text:p>5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n.html" xlink:type="simple">Comoros</text:a></text:p>
          </table:table-cell>
          <table:table-cell office:value-type="string" calcext:value-type="string">
            <text:p>1.93% (31 December 2010)</text:p>
            <text:p>2.21% (31 December 2009)</text:p>
          </table:table-cell>
          <table:table-cell table:formula="of:=MID([.B36]; 1; FIND(&quot;%&quot;; [.B36])-1)" office:value-type="string" office:string-value="1.93" calcext:value-type="string">
            <text:p>1.9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g.html" xlink:type="simple">Congo, Democratic Republic of the</text:a></text:p>
          </table:table-cell>
          <table:table-cell office:value-type="string" calcext:value-type="string">
            <text:p>4% (31 December 2012)</text:p>
            <text:p>20% (31 December 2011)</text:p>
          </table:table-cell>
          <table:table-cell table:formula="of:=MID([.B37]; 1; FIND(&quot;%&quot;; [.B37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f.html" xlink:type="simple">Congo, Republic of the</text:a></text:p>
          </table:table-cell>
          <table:table-cell office:value-type="string" calcext:value-type="string">
            <text:p>4.25% (31 December 2009)</text:p>
            <text:p>4.75% (31 December 2008)</text:p>
          </table:table-cell>
          <table:table-cell table:formula="of:=MID([.B38]; 1; FIND(&quot;%&quot;; [.B38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s.html" xlink:type="simple">Costa Rica</text:a></text:p>
          </table:table-cell>
          <table:table-cell office:value-type="string" calcext:value-type="string">
            <text:p>21.5% (31 December 2010)</text:p>
            <text:p>23% (31 December 2009)</text:p>
          </table:table-cell>
          <table:table-cell table:formula="of:=MID([.B39]; 1; FIND(&quot;%&quot;; [.B39])-1)" office:value-type="string" office:string-value="21.5" calcext:value-type="string">
            <text:p>2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v.html" xlink:type="simple">Cote d'Ivoire</text:a></text:p>
          </table:table-cell>
          <table:table-cell office:value-type="string" calcext:value-type="string">
            <text:p>4.25% (31 December 2010)</text:p>
            <text:p>4.25% (31 December 2009)</text:p>
          </table:table-cell>
          <table:table-cell table:formula="of:=MID([.B40]; 1; FIND(&quot;%&quot;; [.B40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r.html" xlink:type="simple">Croatia</text:a></text:p>
          </table:table-cell>
          <table:table-cell office:value-type="string" calcext:value-type="string">
            <text:p>7% (31 December 2013)</text:p>
            <text:p>7% (31 December 2012)</text:p>
          </table:table-cell>
          <table:table-cell table:formula="of:=MID([.B41]; 1; FIND(&quot;%&quot;; [.B41])-1)" office:value-type="string" office:string-value="7" calcext:value-type="string">
            <text:p>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u.html" xlink:type="simple">Cuba</text:a></text:p>
          </table:table-cell>
          <table:table-cell office:value-type="string" calcext:value-type="string">
            <text:p>NA%</text:p>
          </table:table-cell>
          <table:table-cell table:formula="of:=MID([.B42]; 1; FIND(&quot;%&quot;; [.B42])-1)" office:value-type="string" office:string-value="NA" calcext:value-type="string">
            <text:p>NA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6/geos/cy.html" xlink:type="simple">Cyprus</text:a></text:p>
          </table:table-cell>
          <table:table-cell office:value-type="string" calcext:value-type="string">
            <text:p>0.05% (31 December 2013)</text:p>
            <text:p>0.3% (31 December 2010)</text:p>
            <text:p>note: this is the European Central Bank's rate on the marginal lending facility, which offers overnight credit to banks in the euro area</text:p>
          </table:table-cell>
          <table:table-cell table:formula="of:=MID([.B43]; 1; FIND(&quot;%&quot;; [.B43])-1)" office:value-type="string" office:string-value="0.05" calcext:value-type="string">
            <text:p>0.05</text:p>
          </table:table-cell>
        </table:table-row>
        <table:table-row table:style-name="ro10">
          <table:table-cell office:value-type="string" calcext:value-type="string">
            <text:p><text:a xlink:href="file:///D:/cia-world-factbook/factbook-2016/geos/ez.html" xlink:type="simple">Czechia</text:a></text:p>
          </table:table-cell>
          <table:table-cell office:value-type="string" calcext:value-type="string">
            <text:p>0.05% (31 December 2013)</text:p>
            <text:p>0.05% (31 December 2012)</text:p>
            <text:p>note: this is the two-week repo, the main rate CNB uses</text:p>
          </table:table-cell>
          <table:table-cell table:formula="of:=MID([.B44]; 1; FIND(&quot;%&quot;; [.B44])-1)" office:value-type="string" office:string-value="0.05" calcext:value-type="string">
            <text:p>0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a.html" xlink:type="simple">Denmark</text:a></text:p>
          </table:table-cell>
          <table:table-cell office:value-type="string" calcext:value-type="string">
            <text:p>0.75% (31 December 2011)</text:p>
            <text:p>0.75% (31 December 2010)</text:p>
          </table:table-cell>
          <table:table-cell table:formula="of:=MID([.B45]; 1; FIND(&quot;%&quot;; [.B45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o.html" xlink:type="simple">Dominica</text:a></text:p>
          </table:table-cell>
          <table:table-cell office:value-type="string" calcext:value-type="string">
            <text:p>6.5% (31 December 2010)</text:p>
            <text:p>6.5% (31 December 2009)</text:p>
          </table:table-cell>
          <table:table-cell table:formula="of:=MID([.B46]; 1; FIND(&quot;%&quot;; [.B46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c.html" xlink:type="simple">Ecuador</text:a></text:p>
          </table:table-cell>
          <table:table-cell office:value-type="string" calcext:value-type="string">
            <text:p>8.17% (31 December 2011)</text:p>
            <text:p>8.68% (31 December 2010)</text:p>
          </table:table-cell>
          <table:table-cell table:formula="of:=MID([.B47]; 1; FIND(&quot;%&quot;; [.B47])-1)" office:value-type="string" office:string-value="8.17" calcext:value-type="string">
            <text:p>8.17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6/geos/eg.html" xlink:type="simple">Egypt</text:a></text:p>
          </table:table-cell>
          <table:table-cell office:value-type="string" calcext:value-type="string">
            <text:p>9.75% (30 October 2014)</text:p>
            <text:p>8.75% (5 December 2013)</text:p>
          </table:table-cell>
          <table:table-cell table:formula="of:=MID([.B48]; 1; FIND(&quot;%&quot;; [.B48])-1)" office:value-type="string" office:string-value="9.75" calcext:value-type="string">
            <text:p>9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k.html" xlink:type="simple">Equatorial Guinea</text:a></text:p>
          </table:table-cell>
          <table:table-cell office:value-type="string" calcext:value-type="string">
            <text:p>8.5% (31 December 2010)</text:p>
            <text:p>4.25% (31 December 2009)</text:p>
          </table:table-cell>
          <table:table-cell table:formula="of:=MID([.B49]; 1; FIND(&quot;%&quot;; [.B49])-1)" office:value-type="string" office:string-value="8.5" calcext:value-type="string">
            <text:p>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n.html" xlink:type="simple">Estonia</text:a></text:p>
          </table:table-cell>
          <table:table-cell office:value-type="string" calcext:value-type="string">
            <text:p>0.05% (31 December 2013)</text:p>
            <text:p>0.3% (31 December 2012)</text:p>
          </table:table-cell>
          <table:table-cell table:formula="of:=MID([.B50]; 1; FIND(&quot;%&quot;; [.B50])-1)" office:value-type="string" office:string-value="0.05" calcext:value-type="string">
            <text:p>0.0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et.html" xlink:type="simple">Ethiopia</text:a></text:p>
          </table:table-cell>
          <table:table-cell office:value-type="string" calcext:value-type="string">
            <text:p>NA%</text:p>
          </table:table-cell>
          <table:table-cell table:formula="of:=MID([.B51]; 1; FIND(&quot;%&quot;; [.B51])-1)" office:value-type="string" office:string-value="NA" calcext:value-type="string">
            <text:p>NA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6/geos/ee.html" xlink:type="simple">European Union</text:a></text:p>
          </table:table-cell>
          <table:table-cell office:value-type="string" calcext:value-type="string">
            <text:p>0.05% (31 December 2013)</text:p>
            <text:p>0.3% (31 December 2012)</text:p>
            <text:p>note: this is the European Central Bank's rate on the marginal lending facility, which offers overnight credit to banks in the euro area</text:p>
          </table:table-cell>
          <table:table-cell table:formula="of:=MID([.B52]; 1; FIND(&quot;%&quot;; [.B52])-1)" office:value-type="string" office:string-value="0.05" calcext:value-type="string">
            <text:p>0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j.html" xlink:type="simple">Fiji</text:a></text:p>
          </table:table-cell>
          <table:table-cell office:value-type="string" calcext:value-type="string">
            <text:p>1.75% (31 December 2010)</text:p>
            <text:p>3% (31 December 2009)</text:p>
          </table:table-cell>
          <table:table-cell table:formula="of:=MID([.B53]; 1; FIND(&quot;%&quot;; [.B53])-1)" office:value-type="string" office:string-value="1.75" calcext:value-type="string">
            <text:p>1.7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6/geos/fi.html" xlink:type="simple">Finland</text:a></text:p>
          </table:table-cell>
          <table:table-cell office:value-type="string" calcext:value-type="string">
            <text:p>0.05% (31 December 2013)</text:p>
            <text:p>0.3% (31 December 2010)</text:p>
            <text:p>note: this is the European Central Bank's rate on the marginal lending facility, which offers overnight credit to banks in the euro area</text:p>
          </table:table-cell>
          <table:table-cell table:formula="of:=MID([.B54]; 1; FIND(&quot;%&quot;; [.B54])-1)" office:value-type="string" office:string-value="0.05" calcext:value-type="string">
            <text:p>0.0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6/geos/fr.html" xlink:type="simple">France</text:a></text:p>
          </table:table-cell>
          <table:table-cell office:value-type="string" calcext:value-type="string">
            <text:p>0.05% (31 December 2014)</text:p>
            <text:p>0.25% (31 December 2013)</text:p>
            <text:p>note: this is the European Central Bank's rate on the marginal lending facility, which offers overnight credit to banks in the euro area</text:p>
          </table:table-cell>
          <table:table-cell table:formula="of:=MID([.B55]; 1; FIND(&quot;%&quot;; [.B55])-1)" office:value-type="string" office:string-value="0.05" calcext:value-type="string">
            <text:p>0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b.html" xlink:type="simple">Gabon</text:a></text:p>
          </table:table-cell>
          <table:table-cell office:value-type="string" calcext:value-type="string">
            <text:p>3% (31 December 2010)</text:p>
            <text:p>4.25% (31 December 2009)</text:p>
          </table:table-cell>
          <table:table-cell table:formula="of:=MID([.B56]; 1; FIND(&quot;%&quot;; [.B56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a.html" xlink:type="simple">Gambia, The</text:a></text:p>
          </table:table-cell>
          <table:table-cell office:value-type="string" calcext:value-type="string">
            <text:p>9% (31 December 2009)</text:p>
            <text:p>11% (31 December 2008)</text:p>
          </table:table-cell>
          <table:table-cell table:formula="of:=MID([.B57]; 1; FIND(&quot;%&quot;; [.B57])-1)" office:value-type="string" office:string-value="9" calcext:value-type="string">
            <text:p>9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gg.html" xlink:type="simple">Georgia</text:a></text:p>
          </table:table-cell>
          <table:table-cell office:value-type="string" calcext:value-type="string">
            <text:p>3.75% (15 January 2013)</text:p>
            <text:p>5.25% (31 December 2012)</text:p>
            <text:p>note: this is the Refinancing Rate, the key monetary policy rate of the National Bank of Georgia</text:p>
          </table:table-cell>
          <table:table-cell table:formula="of:=MID([.B58]; 1; FIND(&quot;%&quot;; [.B58])-1)" office:value-type="string" office:string-value="3.75" calcext:value-type="string">
            <text:p>3.7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6/geos/gm.html" xlink:type="simple">Germany</text:a></text:p>
          </table:table-cell>
          <table:table-cell office:value-type="string" calcext:value-type="string">
            <text:p>0.05% (31 December 2013)</text:p>
            <text:p>0.3% (31 December 2010)</text:p>
            <text:p>note: this is the European Central Bank's rate on the marginal lending facility, which offers overnight credit to banks in the euro area</text:p>
          </table:table-cell>
          <table:table-cell table:formula="of:=MID([.B59]; 1; FIND(&quot;%&quot;; [.B59])-1)" office:value-type="string" office:string-value="0.05" calcext:value-type="string">
            <text:p>0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h.html" xlink:type="simple">Ghana</text:a></text:p>
          </table:table-cell>
          <table:table-cell office:value-type="string" calcext:value-type="string">
            <text:p>21% (31 December 2014)</text:p>
            <text:p>16% (31 December 2013)</text:p>
          </table:table-cell>
          <table:table-cell table:formula="of:=MID([.B60]; 1; FIND(&quot;%&quot;; [.B60])-1)" office:value-type="string" office:string-value="21" calcext:value-type="string">
            <text:p>21</text:p>
          </table:table-cell>
        </table:table-row>
        <table:table-row table:style-name="ro11">
          <table:table-cell office:value-type="string" calcext:value-type="string">
            <text:p><text:a xlink:href="file:///D:/cia-world-factbook/factbook-2016/geos/gr.html" xlink:type="simple">Greece</text:a></text:p>
          </table:table-cell>
          <table:table-cell office:value-type="string" calcext:value-type="string">
            <text:p>0.05% (31 March 2016)</text:p>
            <text:p>0.15% (11 June 2014)</text:p>
            <text:p>note: this is the European Central Bank's rate on the marginal lending facility, which offers overnight credit to banks in the euro area</text:p>
          </table:table-cell>
          <table:table-cell table:formula="of:=MID([.B61]; 1; FIND(&quot;%&quot;; [.B61])-1)" office:value-type="string" office:string-value="0.05" calcext:value-type="string">
            <text:p>0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j.html" xlink:type="simple">Grenada</text:a></text:p>
          </table:table-cell>
          <table:table-cell office:value-type="string" calcext:value-type="string">
            <text:p>6.5% (31 December 2009)</text:p>
            <text:p>6.5% (31 December 2008)</text:p>
          </table:table-cell>
          <table:table-cell table:formula="of:=MID([.B62]; 1; FIND(&quot;%&quot;; [.B62])-1)" office:value-type="string" office:string-value="6.5" calcext:value-type="string">
            <text:p>6.5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6/geos/gt.html" xlink:type="simple">Guatemala</text:a></text:p>
          </table:table-cell>
          <table:table-cell office:value-type="string" calcext:value-type="string">
            <text:p>6.5% (31 December 2010)</text:p>
          </table:table-cell>
          <table:table-cell table:formula="of:=MID([.B63]; 1; FIND(&quot;%&quot;; [.B63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u.html" xlink:type="simple">Guinea-Bissau</text:a></text:p>
          </table:table-cell>
          <table:table-cell office:value-type="string" calcext:value-type="string">
            <text:p>4.25% (31 December 2009)</text:p>
            <text:p>4.75% (31 December 2008)</text:p>
          </table:table-cell>
          <table:table-cell table:formula="of:=MID([.B64]; 1; FIND(&quot;%&quot;; [.B64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v.html" xlink:type="simple">Guinea</text:a></text:p>
          </table:table-cell>
          <table:table-cell office:value-type="string" calcext:value-type="string">
            <text:p>NA% (31 December 2010)</text:p>
            <text:p>22.25% (31 December 2005)</text:p>
          </table:table-cell>
          <table:table-cell table:formula="of:=MID([.B65]; 1; FIND(&quot;%&quot;; [.B65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y.html" xlink:type="simple">Guyana</text:a></text:p>
          </table:table-cell>
          <table:table-cell office:value-type="string" calcext:value-type="string">
            <text:p>5.5% (31 December 2011)</text:p>
            <text:p>4.25% (31 December 2010)</text:p>
          </table:table-cell>
          <table:table-cell table:formula="of:=MID([.B66]; 1; FIND(&quot;%&quot;; [.B66])-1)" office:value-type="string" office:string-value="5.5" calcext:value-type="string">
            <text:p>5.5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6/geos/ho.html" xlink:type="simple">Honduras</text:a></text:p>
          </table:table-cell>
          <table:table-cell office:value-type="string" calcext:value-type="string">
            <text:p>6.25% (31 December 2010)</text:p>
          </table:table-cell>
          <table:table-cell table:formula="of:=MID([.B67]; 1; FIND(&quot;%&quot;; [.B67])-1)" office:value-type="string" office:string-value="6.25" calcext:value-type="string">
            <text:p>6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k.html" xlink:type="simple">Hong Kong</text:a></text:p>
          </table:table-cell>
          <table:table-cell office:value-type="string" calcext:value-type="string">
            <text:p>0.5% (31 December 2013)</text:p>
            <text:p>0.5% (31 December 2012)</text:p>
          </table:table-cell>
          <table:table-cell table:formula="of:=MID([.B68]; 1; FIND(&quot;%&quot;; [.B68])-1)" office:value-type="string" office:string-value="0.5" calcext:value-type="string">
            <text:p>0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6/geos/hu.html" xlink:type="simple">Hungary</text:a></text:p>
          </table:table-cell>
          <table:table-cell office:value-type="string" calcext:value-type="string">
            <text:p>1.35% (22 July 2015)</text:p>
            <text:p>2.1% (23 July 2014)</text:p>
          </table:table-cell>
          <table:table-cell table:formula="of:=MID([.B69]; 1; FIND(&quot;%&quot;; [.B69])-1)" office:value-type="string" office:string-value="1.35" calcext:value-type="string">
            <text:p>1.35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6/geos/ic.html" xlink:type="simple">Iceland</text:a></text:p>
          </table:table-cell>
          <table:table-cell office:value-type="string" calcext:value-type="string">
            <text:p>5.4% (31 January 2012)</text:p>
            <text:p>5.75% (31 December 2010)</text:p>
          </table:table-cell>
          <table:table-cell table:formula="of:=MID([.B70]; 1; FIND(&quot;%&quot;; [.B70])-1)" office:value-type="string" office:string-value="5.4" calcext:value-type="string">
            <text:p>5.4</text:p>
          </table:table-cell>
        </table:table-row>
        <table:table-row table:style-name="ro12">
          <table:table-cell office:value-type="string" calcext:value-type="string">
            <text:p><text:a xlink:href="file:///D:/cia-world-factbook/factbook-2016/geos/in.html" xlink:type="simple">India</text:a></text:p>
          </table:table-cell>
          <table:table-cell office:value-type="string" calcext:value-type="string">
            <text:p>7.75% (31 December 2014)</text:p>
            <text:p>7.75% (31 December 2013)</text:p>
            <text:p>note: this is the Indian central bank's policy rate - the repurchase rate</text:p>
          </table:table-cell>
          <table:table-cell table:formula="of:=MID([.B71]; 1; FIND(&quot;%&quot;; [.B71])-1)" office:value-type="string" office:string-value="7.75" calcext:value-type="string">
            <text:p>7.7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6/geos/id.html" xlink:type="simple">Indonesia</text:a></text:p>
          </table:table-cell>
          <table:table-cell office:value-type="string" calcext:value-type="string">
            <text:p>6.37% (31 December 2010)</text:p>
            <text:p>6.46% (31 December 2009)</text:p>
            <text:p>note: this figure represents the 3-month SBI rate; the Bank of Indonesia has not employed the one-month SBI since September 2010</text:p>
          </table:table-cell>
          <table:table-cell table:formula="of:=MID([.B72]; 1; FIND(&quot;%&quot;; [.B72])-1)" office:value-type="string" office:string-value="6.37" calcext:value-type="string">
            <text:p>6.3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ir.html" xlink:type="simple">Iran</text:a></text:p>
          </table:table-cell>
          <table:table-cell office:value-type="string" calcext:value-type="string">
            <text:p>NA%</text:p>
          </table:table-cell>
          <table:table-cell table:formula="of:=MID([.B73]; 1; FIND(&quot;%&quot;; [.B73])-1)" office:value-type="string" office:string-value="NA" calcext:value-type="string">
            <text:p>NA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6/geos/iz.html" xlink:type="simple">Iraq</text:a></text:p>
          </table:table-cell>
          <table:table-cell office:value-type="string" calcext:value-type="string">
            <text:p>6% (December 2012)</text:p>
            <text:p>6% (December 2011)</text:p>
          </table:table-cell>
          <table:table-cell table:formula="of:=MID([.B74]; 1; FIND(&quot;%&quot;; [.B74])-1)" office:value-type="string" office:string-value="6" calcext:value-type="string">
            <text:p>6</text:p>
          </table:table-cell>
        </table:table-row>
        <table:table-row table:style-name="ro13">
          <table:table-cell office:value-type="string" calcext:value-type="string">
            <text:p><text:a xlink:href="file:///D:/cia-world-factbook/factbook-2016/geos/ei.html" xlink:type="simple">Ireland</text:a></text:p>
          </table:table-cell>
          <table:table-cell office:value-type="string" calcext:value-type="string">
            <text:p>0.05% (31 December 2015)</text:p>
            <text:p>0.15% (31 August 2014)</text:p>
            <text:p>note: this is the European Central Bank's rate on the marginal lending facility, which offers overnight credit to banks in the euro area</text:p>
          </table:table-cell>
          <table:table-cell table:formula="of:=MID([.B75]; 1; FIND(&quot;%&quot;; [.B75])-1)" office:value-type="string" office:string-value="0.05" calcext:value-type="string">
            <text:p>0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s.html" xlink:type="simple">Israel</text:a></text:p>
          </table:table-cell>
          <table:table-cell office:value-type="string" calcext:value-type="string">
            <text:p>0.1% (15 December 2015)</text:p>
            <text:p>0.25% (31 December 2014)</text:p>
          </table:table-cell>
          <table:table-cell table:formula="of:=MID([.B76]; 1; FIND(&quot;%&quot;; [.B76])-1)" office:value-type="string" office:string-value="0.1" calcext:value-type="string">
            <text:p>0.1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6/geos/it.html" xlink:type="simple">Italy</text:a></text:p>
          </table:table-cell>
          <table:table-cell office:value-type="string" calcext:value-type="string">
            <text:p>0.25% (31 December 2013)</text:p>
            <text:p>0.75% (31 December 2012)</text:p>
            <text:p>note: this is the European Central Bank's rate on the marginal lending facility, which offers overnight credit to banks in the euro area</text:p>
          </table:table-cell>
          <table:table-cell table:formula="of:=MID([.B77]; 1; FIND(&quot;%&quot;; [.B77])-1)" office:value-type="string" office:string-value="0.25" calcext:value-type="string">
            <text:p>0.25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6/geos/jm.html" xlink:type="simple">Jamaica</text:a></text:p>
          </table:table-cell>
          <table:table-cell office:value-type="string" calcext:value-type="string">
            <text:p>2% (31 December 2010)</text:p>
          </table:table-cell>
          <table:table-cell table:formula="of:=MID([.B78]; 1; FIND(&quot;%&quot;; [.B78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a.html" xlink:type="simple">Japan</text:a></text:p>
          </table:table-cell>
          <table:table-cell office:value-type="string" calcext:value-type="string">
            <text:p>0.3% (31 December 2015)</text:p>
            <text:p>0.3% (31 December 2014)</text:p>
          </table:table-cell>
          <table:table-cell table:formula="of:=MID([.B79]; 1; FIND(&quot;%&quot;; [.B79])-1)" office:value-type="string" office:string-value="0.3" calcext:value-type="string">
            <text:p>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o.html" xlink:type="simple">Jordan</text:a></text:p>
          </table:table-cell>
          <table:table-cell office:value-type="string" calcext:value-type="string">
            <text:p>0.3% (31 December 2010)</text:p>
            <text:p>4.75% (31 December 2009)</text:p>
          </table:table-cell>
          <table:table-cell table:formula="of:=MID([.B80]; 1; FIND(&quot;%&quot;; [.B80])-1)" office:value-type="string" office:string-value="0.3" calcext:value-type="string">
            <text:p>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z.html" xlink:type="simple">Kazakhstan</text:a></text:p>
          </table:table-cell>
          <table:table-cell office:value-type="string" calcext:value-type="string">
            <text:p>16% (31 December 2015)</text:p>
            <text:p>5.5% (31 December 2014)</text:p>
          </table:table-cell>
          <table:table-cell table:formula="of:=MID([.B81]; 1; FIND(&quot;%&quot;; [.B81])-1)" office:value-type="string" office:string-value="16" calcext:value-type="string">
            <text:p>16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6/geos/ke.html" xlink:type="simple">Kenya</text:a></text:p>
          </table:table-cell>
          <table:table-cell office:value-type="string" calcext:value-type="string">
            <text:p>11.5% (20 January 2016)</text:p>
            <text:p>7% (31 December 2010)</text:p>
          </table:table-cell>
          <table:table-cell table:formula="of:=MID([.B82]; 1; FIND(&quot;%&quot;; [.B82])-1)" office:value-type="string" office:string-value="11.5" calcext:value-type="string">
            <text:p>1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s.html" xlink:type="simple">Korea, South</text:a></text:p>
          </table:table-cell>
          <table:table-cell office:value-type="string" calcext:value-type="string">
            <text:p>1.5% (31 December 2015)</text:p>
            <text:p>2% (31 December 2014)</text:p>
          </table:table-cell>
          <table:table-cell table:formula="of:=MID([.B83]; 1; FIND(&quot;%&quot;; [.B83])-1)" office:value-type="string" office:string-value="1.5" calcext:value-type="string">
            <text:p>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u.html" xlink:type="simple">Kuwait</text:a></text:p>
          </table:table-cell>
          <table:table-cell office:value-type="string" calcext:value-type="string">
            <text:p>1.25% (31 December 2010)</text:p>
            <text:p>3% (31 December 2009)</text:p>
          </table:table-cell>
          <table:table-cell table:formula="of:=MID([.B84]; 1; FIND(&quot;%&quot;; [.B84])-1)" office:value-type="string" office:string-value="1.25" calcext:value-type="string">
            <text:p>1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g.html" xlink:type="simple">Kyrgyzstan</text:a></text:p>
          </table:table-cell>
          <table:table-cell office:value-type="string" calcext:value-type="string">
            <text:p>13.73% (22 December 2011)</text:p>
            <text:p>2.5% (31 December 2010)</text:p>
          </table:table-cell>
          <table:table-cell table:formula="of:=MID([.B85]; 1; FIND(&quot;%&quot;; [.B85])-1)" office:value-type="string" office:string-value="13.73" calcext:value-type="string">
            <text:p>13.7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a.html" xlink:type="simple">Laos</text:a></text:p>
          </table:table-cell>
          <table:table-cell office:value-type="string" calcext:value-type="string">
            <text:p>4.3% (31 December 2010)</text:p>
            <text:p>4% (31 December 2009)</text:p>
          </table:table-cell>
          <table:table-cell table:formula="of:=MID([.B86]; 1; FIND(&quot;%&quot;; [.B86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g.html" xlink:type="simple">Latvia</text:a></text:p>
          </table:table-cell>
          <table:table-cell office:value-type="string" calcext:value-type="string">
            <text:p>0.05% (31 December 2013)</text:p>
            <text:p>0.3% (31 December 2012)</text:p>
          </table:table-cell>
          <table:table-cell table:formula="of:=MID([.B87]; 1; FIND(&quot;%&quot;; [.B87])-1)" office:value-type="string" office:string-value="0.05" calcext:value-type="string">
            <text:p>0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e.html" xlink:type="simple">Lebanon</text:a></text:p>
          </table:table-cell>
          <table:table-cell office:value-type="string" calcext:value-type="string">
            <text:p>3.5% (31 December 2010)</text:p>
            <text:p>10% (31 December 2009)</text:p>
          </table:table-cell>
          <table:table-cell table:formula="of:=MID([.B88]; 1; FIND(&quot;%&quot;; [.B88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t.html" xlink:type="simple">Lesotho</text:a></text:p>
          </table:table-cell>
          <table:table-cell office:value-type="string" calcext:value-type="string">
            <text:p>6.75% (2 February 2016)</text:p>
            <text:p>6.25% (31 December 2015)</text:p>
          </table:table-cell>
          <table:table-cell table:formula="of:=MID([.B89]; 1; FIND(&quot;%&quot;; [.B89])-1)" office:value-type="string" office:string-value="6.75" calcext:value-type="string">
            <text:p>6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y.html" xlink:type="simple">Libya</text:a></text:p>
          </table:table-cell>
          <table:table-cell office:value-type="string" calcext:value-type="string">
            <text:p>9.52% (31 December 2010)</text:p>
            <text:p>3% (31 December 2009)</text:p>
          </table:table-cell>
          <table:table-cell table:formula="of:=MID([.B90]; 1; FIND(&quot;%&quot;; [.B90])-1)" office:value-type="string" office:string-value="9.52" calcext:value-type="string">
            <text:p>9.5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h.html" xlink:type="simple">Lithuania</text:a></text:p>
          </table:table-cell>
          <table:table-cell office:value-type="string" calcext:value-type="string">
            <text:p>0.05% (31 December 2013)</text:p>
            <text:p>0.3% (31 December 2012)</text:p>
          </table:table-cell>
          <table:table-cell table:formula="of:=MID([.B91]; 1; FIND(&quot;%&quot;; [.B91])-1)" office:value-type="string" office:string-value="0.05" calcext:value-type="string">
            <text:p>0.0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6/geos/lu.html" xlink:type="simple">Luxembourg</text:a></text:p>
          </table:table-cell>
          <table:table-cell office:value-type="string" calcext:value-type="string">
            <text:p>0.05% (31 December 2013)</text:p>
            <text:p>0.3% (31 December 2010)</text:p>
            <text:p>note: this is the European Central Bank's rate on the marginal lending facility, which offers overnight credit to banks in the euro area</text:p>
          </table:table-cell>
          <table:table-cell table:formula="of:=MID([.B92]; 1; FIND(&quot;%&quot;; [.B92])-1)" office:value-type="string" office:string-value="0.05" calcext:value-type="string">
            <text:p>0.05</text:p>
          </table:table-cell>
        </table:table-row>
        <table:table-row table:style-name="ro13">
          <table:table-cell office:value-type="string" calcext:value-type="string">
            <text:p><text:a xlink:href="file:///D:/cia-world-factbook/factbook-2016/geos/mk.html" xlink:type="simple">Macedonia</text:a></text:p>
          </table:table-cell>
          <table:table-cell office:value-type="string" calcext:value-type="string">
            <text:p>3.25% (31 December 2014)</text:p>
            <text:p>3.25% (31 December 2013)</text:p>
            <text:p>note: series discontinued in January 2010; the discount rate has been replaced by a referent rate for calculating the penalty rate</text:p>
          </table:table-cell>
          <table:table-cell table:formula="of:=MID([.B93]; 1; FIND(&quot;%&quot;; [.B93])-1)" office:value-type="string" office:string-value="3.25" calcext:value-type="string">
            <text:p>3.25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6/geos/ma.html" xlink:type="simple">Madagascar</text:a></text:p>
          </table:table-cell>
          <table:table-cell office:value-type="string" calcext:value-type="string">
            <text:p>5% (31 December 2010)</text:p>
          </table:table-cell>
          <table:table-cell table:formula="of:=MID([.B94]; 1; FIND(&quot;%&quot;; [.B94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i.html" xlink:type="simple">Malawi</text:a></text:p>
          </table:table-cell>
          <table:table-cell office:value-type="string" calcext:value-type="string">
            <text:p>15% (31 December 2009)</text:p>
            <text:p>15% (31 December 2008)</text:p>
          </table:table-cell>
          <table:table-cell table:formula="of:=MID([.B95]; 1; FIND(&quot;%&quot;; [.B95])-1)" office:value-type="string" office:string-value="15" calcext:value-type="string">
            <text:p>1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y.html" xlink:type="simple">Malaysia</text:a></text:p>
          </table:table-cell>
          <table:table-cell office:value-type="string" calcext:value-type="string">
            <text:p>3% (31 December 2011)</text:p>
            <text:p>2.83% (31 December 2010)</text:p>
          </table:table-cell>
          <table:table-cell table:formula="of:=MID([.B96]; 1; FIND(&quot;%&quot;; [.B96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v.html" xlink:type="simple">Maldives</text:a></text:p>
          </table:table-cell>
          <table:table-cell office:value-type="string" calcext:value-type="string">
            <text:p>7% (31 December 2013)</text:p>
            <text:p>6.96% (31 December 2011)</text:p>
          </table:table-cell>
          <table:table-cell table:formula="of:=MID([.B97]; 1; FIND(&quot;%&quot;; [.B97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l.html" xlink:type="simple">Mali</text:a></text:p>
          </table:table-cell>
          <table:table-cell office:value-type="string" calcext:value-type="string">
            <text:p>16% (31 December 2010)</text:p>
            <text:p>4.25% (31 December 2009)</text:p>
          </table:table-cell>
          <table:table-cell table:formula="of:=MID([.B98]; 1; FIND(&quot;%&quot;; [.B98])-1)" office:value-type="string" office:string-value="16" calcext:value-type="string">
            <text:p>16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6/geos/mt.html" xlink:type="simple">Malta</text:a></text:p>
          </table:table-cell>
          <table:table-cell office:value-type="string" calcext:value-type="string">
            <text:p>-0.21% (31 December 2015)</text:p>
            <text:p>-0.09% (31 December 2013)</text:p>
            <text:p>note: this is the European Central Bank's rate on the marginal lending facility, which offers overnight credit to banks in the euro area</text:p>
          </table:table-cell>
          <table:table-cell table:formula="of:=MID([.B99]; 1; FIND(&quot;%&quot;; [.B99])-1)" office:value-type="string" office:string-value="-0.21" calcext:value-type="string">
            <text:p>-0.2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r.html" xlink:type="simple">Mauritania</text:a></text:p>
          </table:table-cell>
          <table:table-cell office:value-type="string" calcext:value-type="string">
            <text:p>9% (31 December 2009)</text:p>
            <text:p>12% (31 December 2007)</text:p>
          </table:table-cell>
          <table:table-cell table:formula="of:=MID([.B100]; 1; FIND(&quot;%&quot;; [.B100])-1)" office:value-type="string" office:string-value="9" calcext:value-type="string">
            <text:p>9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6/geos/mp.html" xlink:type="simple">Mauritius</text:a></text:p>
          </table:table-cell>
          <table:table-cell office:value-type="string" calcext:value-type="string">
            <text:p>9% (31 December 2010)</text:p>
          </table:table-cell>
          <table:table-cell table:formula="of:=MID([.B101]; 1; FIND(&quot;%&quot;; [.B101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x.html" xlink:type="simple">Mexico</text:a></text:p>
          </table:table-cell>
          <table:table-cell office:value-type="string" calcext:value-type="string">
            <text:p>4.5% (31 December 2012)</text:p>
            <text:p>4.5% (31 December 2011)</text:p>
          </table:table-cell>
          <table:table-cell table:formula="of:=MID([.B102]; 1; FIND(&quot;%&quot;; [.B102])-1)" office:value-type="string" office:string-value="4.5" calcext:value-type="string">
            <text:p>4.5</text:p>
          </table:table-cell>
        </table:table-row>
        <table:table-row table:style-name="ro10">
          <table:table-cell office:value-type="string" calcext:value-type="string">
            <text:p><text:a xlink:href="file:///D:/cia-world-factbook/factbook-2016/geos/md.html" xlink:type="simple">Moldova</text:a></text:p>
          </table:table-cell>
          <table:table-cell office:value-type="string" calcext:value-type="string">
            <text:p>19.5% (31 December 2015)</text:p>
            <text:p>6.5% (31 December 2014)</text:p>
            <text:p>note: this is the basic rate on short-term operations</text:p>
          </table:table-cell>
          <table:table-cell table:formula="of:=MID([.B103]; 1; FIND(&quot;%&quot;; [.B103])-1)" office:value-type="string" office:string-value="19.5" calcext:value-type="string">
            <text:p>19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6/geos/mg.html" xlink:type="simple">Mongolia</text:a></text:p>
          </table:table-cell>
          <table:table-cell office:value-type="string" calcext:value-type="string">
            <text:p>12% (14 January 2016)</text:p>
            <text:p>13% (15 January 2015)</text:p>
          </table:table-cell>
          <table:table-cell table:formula="of:=MID([.B104]; 1; FIND(&quot;%&quot;; [.B104])-1)" office:value-type="string" office:string-value="12" calcext:value-type="string">
            <text:p>1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h.html" xlink:type="simple">Montserrat</text:a></text:p>
          </table:table-cell>
          <table:table-cell office:value-type="string" calcext:value-type="string">
            <text:p>10.99% (31 December 2010)</text:p>
            <text:p>6.5% (31 December 2009)</text:p>
          </table:table-cell>
          <table:table-cell table:formula="of:=MID([.B105]; 1; FIND(&quot;%&quot;; [.B105])-1)" office:value-type="string" office:string-value="10.99" calcext:value-type="string">
            <text:p>10.9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o.html" xlink:type="simple">Morocco</text:a></text:p>
          </table:table-cell>
          <table:table-cell office:value-type="string" calcext:value-type="string">
            <text:p>6.5% (31 December 2010)</text:p>
            <text:p>3.31% (31 December 2009)</text:p>
          </table:table-cell>
          <table:table-cell table:formula="of:=MID([.B106]; 1; FIND(&quot;%&quot;; [.B106])-1)" office:value-type="string" office:string-value="6.5" calcext:value-type="string">
            <text:p>6.5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6/geos/mz.html" xlink:type="simple">Mozambique</text:a></text:p>
          </table:table-cell>
          <table:table-cell office:value-type="string" calcext:value-type="string">
            <text:p>9.5% (17 January 2013)</text:p>
            <text:p>3.25% (31 December 2010)</text:p>
          </table:table-cell>
          <table:table-cell table:formula="of:=MID([.B107]; 1; FIND(&quot;%&quot;; [.B107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a.html" xlink:type="simple">Namibia</text:a></text:p>
          </table:table-cell>
          <table:table-cell office:value-type="string" calcext:value-type="string">
            <text:p>6.75% (17 February 2016)</text:p>
            <text:p>6.5% (31 December 2015)</text:p>
          </table:table-cell>
          <table:table-cell table:formula="of:=MID([.B108]; 1; FIND(&quot;%&quot;; [.B108])-1)" office:value-type="string" office:string-value="6.75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6/geos/np.html" xlink:type="simple">Nepal</text:a></text:p>
          </table:table-cell>
          <table:table-cell office:value-type="string" calcext:value-type="string">
            <text:p>8% (31 July 2015)</text:p>
            <text:p>8% (31 July 2014)</text:p>
          </table:table-cell>
          <table:table-cell table:formula="of:=MID([.B109]; 1; FIND(&quot;%&quot;; [.B109])-1)" office:value-type="string" office:string-value="8" calcext:value-type="string">
            <text:p>8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6/geos/nl.html" xlink:type="simple">Netherlands</text:a></text:p>
          </table:table-cell>
          <table:table-cell office:value-type="string" calcext:value-type="string">
            <text:p>0.05% (31 December 2013)</text:p>
            <text:p>0.3% (31 December 2010)</text:p>
            <text:p>note: this is the European Central Bank's rate on the marginal lending facility, which offers overnight credit to banks in the euro area</text:p>
          </table:table-cell>
          <table:table-cell table:formula="of:=MID([.B110]; 1; FIND(&quot;%&quot;; [.B110])-1)" office:value-type="string" office:string-value="0.05" calcext:value-type="string">
            <text:p>0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z.html" xlink:type="simple">New Zealand</text:a></text:p>
          </table:table-cell>
          <table:table-cell office:value-type="string" calcext:value-type="string">
            <text:p>2.5% (31 December 2009)</text:p>
            <text:p>5% (31 December 2008)</text:p>
          </table:table-cell>
          <table:table-cell table:formula="of:=MID([.B111]; 1; FIND(&quot;%&quot;; [.B111])-1)" office:value-type="string" office:string-value="2.5" calcext:value-type="string">
            <text:p>2.5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6/geos/nu.html" xlink:type="simple">Nicaragua</text:a></text:p>
          </table:table-cell>
          <table:table-cell office:value-type="string" calcext:value-type="string">
            <text:p>3% (31 December 2010)</text:p>
          </table:table-cell>
          <table:table-cell table:formula="of:=MID([.B112]; 1; FIND(&quot;%&quot;; [.B112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i.html" xlink:type="simple">Nigeria</text:a></text:p>
          </table:table-cell>
          <table:table-cell office:value-type="string" calcext:value-type="string">
            <text:p>4.25% (31 December 2010)</text:p>
            <text:p>6% (31 December 2009)</text:p>
          </table:table-cell>
          <table:table-cell table:formula="of:=MID([.B113]; 1; FIND(&quot;%&quot;; [.B113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g.html" xlink:type="simple">Niger</text:a></text:p>
          </table:table-cell>
          <table:table-cell office:value-type="string" calcext:value-type="string">
            <text:p>4.25% (31 December 2009)</text:p>
            <text:p>4.75% (31 December 2008)</text:p>
          </table:table-cell>
          <table:table-cell table:formula="of:=MID([.B114]; 1; FIND(&quot;%&quot;; [.B114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o.html" xlink:type="simple">Norway</text:a></text:p>
          </table:table-cell>
          <table:table-cell office:value-type="string" calcext:value-type="string">
            <text:p>6.25% (31 December 2010)</text:p>
            <text:p>1.75% (31 December 2009)</text:p>
          </table:table-cell>
          <table:table-cell table:formula="of:=MID([.B115]; 1; FIND(&quot;%&quot;; [.B115])-1)" office:value-type="string" office:string-value="6.25" calcext:value-type="string">
            <text:p>6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u.html" xlink:type="simple">Oman</text:a></text:p>
          </table:table-cell>
          <table:table-cell office:value-type="string" calcext:value-type="string">
            <text:p>2% (31 December 2010)</text:p>
            <text:p>0.05% (31 December 2009)</text:p>
          </table:table-cell>
          <table:table-cell table:formula="of:=MID([.B116]; 1; FIND(&quot;%&quot;; [.B116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k.html" xlink:type="simple">Pakistan</text:a></text:p>
          </table:table-cell>
          <table:table-cell office:value-type="string" calcext:value-type="string">
            <text:p>6% (15 November 2015)</text:p>
            <text:p>9.5% (18 December 2014)</text:p>
          </table:table-cell>
          <table:table-cell table:formula="of:=MID([.B117]; 1; FIND(&quot;%&quot;; [.B117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p.html" xlink:type="simple">Papua New Guinea</text:a></text:p>
          </table:table-cell>
          <table:table-cell office:value-type="string" calcext:value-type="string">
            <text:p>14% (31 December 2010)</text:p>
            <text:p>6.92% (31 December 2009)</text:p>
          </table:table-cell>
          <table:table-cell table:formula="of:=MID([.B118]; 1; FIND(&quot;%&quot;; [.B118])-1)" office:value-type="string" office:string-value="14" calcext:value-type="string">
            <text:p>1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a.html" xlink:type="simple">Paraguay</text:a></text:p>
          </table:table-cell>
          <table:table-cell office:value-type="string" calcext:value-type="string">
            <text:p>5.5% (31 December 2012)</text:p>
            <text:p>6% (31 December 2011)</text:p>
          </table:table-cell>
          <table:table-cell table:formula="of:=MID([.B119]; 1; FIND(&quot;%&quot;; [.B119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e.html" xlink:type="simple">Peru</text:a></text:p>
          </table:table-cell>
          <table:table-cell office:value-type="string" calcext:value-type="string">
            <text:p>5.05% (31 December 2012)</text:p>
            <text:p>5.05% (31 December 2011)</text:p>
          </table:table-cell>
          <table:table-cell table:formula="of:=MID([.B120]; 1; FIND(&quot;%&quot;; [.B120])-1)" office:value-type="string" office:string-value="5.05" calcext:value-type="string">
            <text:p>5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p.html" xlink:type="simple">Philippines</text:a></text:p>
          </table:table-cell>
          <table:table-cell office:value-type="string" calcext:value-type="string">
            <text:p>6.13% (31 December 2015)</text:p>
            <text:p>6.13% (31 December 2014)</text:p>
          </table:table-cell>
          <table:table-cell table:formula="of:=MID([.B121]; 1; FIND(&quot;%&quot;; [.B121])-1)" office:value-type="string" office:string-value="6.13" calcext:value-type="string">
            <text:p>6.1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l.html" xlink:type="simple">Poland</text:a></text:p>
          </table:table-cell>
          <table:table-cell office:value-type="string" calcext:value-type="string">
            <text:p>2.5% (31 December 2014)</text:p>
            <text:p>1.5% (31 December 2013)</text:p>
          </table:table-cell>
          <table:table-cell table:formula="of:=MID([.B122]; 1; FIND(&quot;%&quot;; [.B122])-1)" office:value-type="string" office:string-value="2.5" calcext:value-type="string">
            <text:p>2.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6/geos/po.html" xlink:type="simple">Portugal</text:a></text:p>
          </table:table-cell>
          <table:table-cell office:value-type="string" calcext:value-type="string">
            <text:p>0.05% (31 December 2014)</text:p>
            <text:p>0.25% (31 December 2013)</text:p>
            <text:p>note: this is the European Central Bank's rate on the marginal lending facility, which offers overnight credit to banks in the euro area</text:p>
          </table:table-cell>
          <table:table-cell table:formula="of:=MID([.B123]; 1; FIND(&quot;%&quot;; [.B123])-1)" office:value-type="string" office:string-value="0.05" calcext:value-type="string">
            <text:p>0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qa.html" xlink:type="simple">Qatar</text:a></text:p>
          </table:table-cell>
          <table:table-cell office:value-type="string" calcext:value-type="string">
            <text:p>4.5% (31 December 2012)</text:p>
            <text:p>4.93% (31 December 2011)</text:p>
          </table:table-cell>
          <table:table-cell table:formula="of:=MID([.B124]; 1; FIND(&quot;%&quot;; [.B124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o.html" xlink:type="simple">Romania</text:a></text:p>
          </table:table-cell>
          <table:table-cell office:value-type="string" calcext:value-type="string">
            <text:p>1.75% (31 December 2015)</text:p>
            <text:p>2.75% (31 December 2014)</text:p>
          </table:table-cell>
          <table:table-cell table:formula="of:=MID([.B125]; 1; FIND(&quot;%&quot;; [.B125])-1)" office:value-type="string" office:string-value="1.75" calcext:value-type="string">
            <text:p>1.75</text:p>
          </table:table-cell>
        </table:table-row>
        <table:table-row table:style-name="ro14">
          <table:table-cell office:value-type="string" calcext:value-type="string">
            <text:p><text:a xlink:href="file:///D:/cia-world-factbook/factbook-2016/geos/rs.html" xlink:type="simple">Russia</text:a></text:p>
          </table:table-cell>
          <table:table-cell office:value-type="string" calcext:value-type="string">
            <text:p>11% (31 December 2015 est.)</text:p>
            <text:p>17% (31 December 2014)</text:p>
            <text:p>note: this is the so-called refinancing rate, but in Russia banks do not get refinancing at this rate; this is a reference rate used primarily for fiscal purposes</text:p>
          </table:table-cell>
          <table:table-cell table:formula="of:=MID([.B126]; 1; FIND(&quot;%&quot;; [.B126])-1)" office:value-type="string" office:string-value="11" calcext:value-type="string">
            <text:p>1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w.html" xlink:type="simple">Rwanda</text:a></text:p>
          </table:table-cell>
          <table:table-cell office:value-type="string" calcext:value-type="string">
            <text:p>7.75% (31 December 2010)</text:p>
            <text:p>11.25% (31 December 2008)</text:p>
          </table:table-cell>
          <table:table-cell table:formula="of:=MID([.B127]; 1; FIND(&quot;%&quot;; [.B127])-1)" office:value-type="string" office:string-value="7.75" calcext:value-type="string">
            <text:p>7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c.html" xlink:type="simple">Saint Kitts and Nevis</text:a></text:p>
          </table:table-cell>
          <table:table-cell office:value-type="string" calcext:value-type="string">
            <text:p>6.5% (31 December 2009)</text:p>
            <text:p>6.5% (31 December 2008)</text:p>
          </table:table-cell>
          <table:table-cell table:formula="of:=MID([.B128]; 1; FIND(&quot;%&quot;; [.B128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t.html" xlink:type="simple">Saint Lucia</text:a></text:p>
          </table:table-cell>
          <table:table-cell office:value-type="string" calcext:value-type="string">
            <text:p>6.5% (31 December 2010)</text:p>
            <text:p>6.5% (31 December 2009)</text:p>
          </table:table-cell>
          <table:table-cell table:formula="of:=MID([.B129]; 1; FIND(&quot;%&quot;; [.B129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c.html" xlink:type="simple">Saint Vincent and the Grenadines</text:a></text:p>
          </table:table-cell>
          <table:table-cell office:value-type="string" calcext:value-type="string">
            <text:p>6.5% (31 December 2010)</text:p>
            <text:p>6.5% (31 December 2009)</text:p>
          </table:table-cell>
          <table:table-cell table:formula="of:=MID([.B130]; 1; FIND(&quot;%&quot;; [.B130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p.html" xlink:type="simple">Sao Tome and Principe</text:a></text:p>
          </table:table-cell>
          <table:table-cell office:value-type="string" calcext:value-type="string">
            <text:p>16% (31 December 2009)</text:p>
            <text:p>28% (31 December 2008)</text:p>
          </table:table-cell>
          <table:table-cell table:formula="of:=MID([.B131]; 1; FIND(&quot;%&quot;; [.B131])-1)" office:value-type="string" office:string-value="16" calcext:value-type="string">
            <text:p>16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6/geos/sa.html" xlink:type="simple">Saudi Arabia</text:a></text:p>
          </table:table-cell>
          <table:table-cell office:value-type="string" calcext:value-type="string">
            <text:p>2.5% (31 December 2008)</text:p>
          </table:table-cell>
          <table:table-cell table:formula="of:=MID([.B132]; 1; FIND(&quot;%&quot;; [.B132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g.html" xlink:type="simple">Senegal</text:a></text:p>
          </table:table-cell>
          <table:table-cell office:value-type="string" calcext:value-type="string">
            <text:p>0.25% (31 December 2010)</text:p>
            <text:p>4.25% (31 December 2009)</text:p>
          </table:table-cell>
          <table:table-cell table:formula="of:=MID([.B133]; 1; FIND(&quot;%&quot;; [.B133])-1)" office:value-type="string" office:string-value="0.25" calcext:value-type="string">
            <text:p>0.25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6/geos/ri.html" xlink:type="simple">Serbia</text:a></text:p>
          </table:table-cell>
          <table:table-cell office:value-type="string" calcext:value-type="string">
            <text:p>9.5% (18 March 2014)</text:p>
            <text:p>11.75% (6 February 2013)</text:p>
          </table:table-cell>
          <table:table-cell table:formula="of:=MID([.B134]; 1; FIND(&quot;%&quot;; [.B134])-1)" office:value-type="string" office:string-value="9.5" calcext:value-type="string">
            <text:p>9.5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6/geos/se.html" xlink:type="simple">Seychelles</text:a></text:p>
          </table:table-cell>
          <table:table-cell office:value-type="string" calcext:value-type="string">
            <text:p>11.17% (31 December 2010)</text:p>
          </table:table-cell>
          <table:table-cell table:formula="of:=MID([.B135]; 1; FIND(&quot;%&quot;; [.B135])-1)" office:value-type="string" office:string-value="11.17" calcext:value-type="string">
            <text:p>11.1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l.html" xlink:type="simple">Sierra Leone</text:a></text:p>
          </table:table-cell>
          <table:table-cell office:value-type="string" calcext:value-type="string">
            <text:p>NA%</text:p>
          </table:table-cell>
          <table:table-cell table:formula="of:=MID([.B136]; 1; FIND(&quot;%&quot;; [.B136])-1)" office:value-type="string" office:string-value="NA" calcext:value-type="string">
            <text:p>NA</text:p>
          </table:table-cell>
        </table:table-row>
        <table:table-row table:style-name="ro15">
          <table:table-cell office:value-type="string" calcext:value-type="string">
            <text:p><text:a xlink:href="file:///D:/cia-world-factbook/factbook-2016/geos/sn.html" xlink:type="simple">Singapore</text:a></text:p>
          </table:table-cell>
          <table:table-cell office:value-type="string" calcext:value-type="string">
            <text:p>0.25% (2014)</text:p>
            <text:p>0.07% (2013)</text:p>
          </table:table-cell>
          <table:table-cell table:formula="of:=MID([.B137]; 1; FIND(&quot;%&quot;; [.B137])-1)" office:value-type="string" office:string-value="0.25" calcext:value-type="string">
            <text:p>0.25</text:p>
          </table:table-cell>
        </table:table-row>
        <table:table-row table:style-name="ro16">
          <table:table-cell office:value-type="string" calcext:value-type="string">
            <text:p><text:a xlink:href="file:///D:/cia-world-factbook/factbook-2016/geos/lo.html" xlink:type="simple">Slovakia</text:a></text:p>
          </table:table-cell>
          <table:table-cell office:value-type="string" calcext:value-type="string">
            <text:p>0.05% (9 December 2015)</text:p>
            <text:p>0.05% (10 September 2014)</text:p>
            <text:p>note: this is the European Central Bank's rate on the marginal lending facility, which offers overnight credit to banks from the euro area; Slovakia became a member of the Economic and Monetary Union (EMU) on 1 January 2009</text:p>
          </table:table-cell>
          <table:table-cell table:formula="of:=MID([.B138]; 1; FIND(&quot;%&quot;; [.B138])-1)" office:value-type="string" office:string-value="0.05" calcext:value-type="string">
            <text:p>0.0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6/geos/si.html" xlink:type="simple">Slovenia</text:a></text:p>
          </table:table-cell>
          <table:table-cell office:value-type="string" calcext:value-type="string">
            <text:p>0.3% (10 September 2014)</text:p>
            <text:p>0.75% (31 December 2013)</text:p>
            <text:p>note: this is the European Central Bank's rate on the marginal lending facility, which offers overnight credit to banks in the euro area</text:p>
          </table:table-cell>
          <table:table-cell table:formula="of:=MID([.B139]; 1; FIND(&quot;%&quot;; [.B139])-1)" office:value-type="string" office:string-value="0.3" calcext:value-type="string">
            <text:p>0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o.html" xlink:type="simple">Somalia</text:a></text:p>
          </table:table-cell>
          <table:table-cell office:value-type="string" calcext:value-type="string">
            <text:p>NA%</text:p>
          </table:table-cell>
          <table:table-cell table:formula="of:=MID([.B140]; 1; FIND(&quot;%&quot;; [.B140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f.html" xlink:type="simple">South Africa</text:a></text:p>
          </table:table-cell>
          <table:table-cell office:value-type="string" calcext:value-type="string">
            <text:p>5.75% (31 December 2014)</text:p>
            <text:p>7% (31 December 2009)</text:p>
          </table:table-cell>
          <table:table-cell table:formula="of:=MID([.B141]; 1; FIND(&quot;%&quot;; [.B141])-1)" office:value-type="string" office:string-value="5.75" calcext:value-type="string">
            <text:p>5.7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6/geos/sp.html" xlink:type="simple">Spain</text:a></text:p>
          </table:table-cell>
          <table:table-cell office:value-type="string" calcext:value-type="string">
            <text:p>0.05% (10 September 2014)</text:p>
            <text:p>0.25% (13 November 2013)</text:p>
            <text:p>note: this is the European Central Bank's rate on the marginal lending facility, which offers overnight credit to banks in the euro area</text:p>
          </table:table-cell>
          <table:table-cell table:formula="of:=MID([.B142]; 1; FIND(&quot;%&quot;; [.B142])-1)" office:value-type="string" office:string-value="0.05" calcext:value-type="string">
            <text:p>0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e.html" xlink:type="simple">Sri Lanka</text:a></text:p>
          </table:table-cell>
          <table:table-cell office:value-type="string" calcext:value-type="string">
            <text:p>6% (31 December 2015)</text:p>
            <text:p>6.5% (31 December 2013)</text:p>
          </table:table-cell>
          <table:table-cell table:formula="of:=MID([.B143]; 1; FIND(&quot;%&quot;; [.B143])-1)" office:value-type="string" office:string-value="6" calcext:value-type="string">
            <text:p>6</text:p>
          </table:table-cell>
        </table:table-row>
        <table:table-row table:style-name="ro15">
          <table:table-cell office:value-type="string" calcext:value-type="string">
            <text:p><text:a xlink:href="file:///D:/cia-world-factbook/factbook-2016/geos/ns.html" xlink:type="simple">Suriname</text:a></text:p>
          </table:table-cell>
          <table:table-cell office:value-type="string" calcext:value-type="string">
            <text:p>10% (2013)</text:p>
            <text:p>9% (2012)</text:p>
          </table:table-cell>
          <table:table-cell table:formula="of:=MID([.B144]; 1; FIND(&quot;%&quot;; [.B144])-1)" office:value-type="string" office:string-value="10" calcext:value-type="string">
            <text:p>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z.html" xlink:type="simple">Swaziland</text:a></text:p>
          </table:table-cell>
          <table:table-cell office:value-type="string" calcext:value-type="string">
            <text:p>6.5% (31 December 2010)</text:p>
            <text:p>6.5% (31 December 2009)</text:p>
          </table:table-cell>
          <table:table-cell table:formula="of:=MID([.B145]; 1; FIND(&quot;%&quot;; [.B145])-1)" office:value-type="string" office:string-value="6.5" calcext:value-type="string">
            <text:p>6.5</text:p>
          </table:table-cell>
        </table:table-row>
        <table:table-row table:style-name="ro14">
          <table:table-cell office:value-type="string" calcext:value-type="string">
            <text:p><text:a xlink:href="file:///D:/cia-world-factbook/factbook-2016/geos/sw.html" xlink:type="simple">Sweden</text:a></text:p>
          </table:table-cell>
          <table:table-cell office:value-type="string" calcext:value-type="string">
            <text:p>0% (31 December 2014)</text:p>
            <text:p>1% (31 December 2013)</text:p>
            <text:p>note:: the Discount rate was abolished in 2002, and replaced by a "Reference rate" with no bearing on monetary policy; the rate quoted here is the Reference rate</text:p>
          </table:table-cell>
          <table:table-cell table:formula="of:=MID([.B146]; 1; FIND(&quot;%&quot;; [.B146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z.html" xlink:type="simple">Switzerland</text:a></text:p>
          </table:table-cell>
          <table:table-cell office:value-type="string" calcext:value-type="string">
            <text:p>0.5% (31 December 2010)</text:p>
            <text:p>0.75% (31 December 2009)</text:p>
          </table:table-cell>
          <table:table-cell table:formula="of:=MID([.B147]; 1; FIND(&quot;%&quot;; [.B147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y.html" xlink:type="simple">Syria</text:a></text:p>
          </table:table-cell>
          <table:table-cell office:value-type="string" calcext:value-type="string">
            <text:p>0.75% (31 December 2015)</text:p>
            <text:p>5% (31 December 2014)</text:p>
          </table:table-cell>
          <table:table-cell table:formula="of:=MID([.B148]; 1; FIND(&quot;%&quot;; [.B148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w.html" xlink:type="simple">Taiwan</text:a></text:p>
          </table:table-cell>
          <table:table-cell office:value-type="string" calcext:value-type="string">
            <text:p>1.63% (31 December 2015)</text:p>
            <text:p>1.88% (31 December 2014)</text:p>
          </table:table-cell>
          <table:table-cell table:formula="of:=MID([.B149]; 1; FIND(&quot;%&quot;; [.B149])-1)" office:value-type="string" office:string-value="1.63" calcext:value-type="string">
            <text:p>1.6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i.html" xlink:type="simple">Tajikistan</text:a></text:p>
          </table:table-cell>
          <table:table-cell office:value-type="string" calcext:value-type="string">
            <text:p>4.8% (31 December 2013)</text:p>
            <text:p>6.5% (31 December 2012)</text:p>
          </table:table-cell>
          <table:table-cell table:formula="of:=MID([.B150]; 1; FIND(&quot;%&quot;; [.B150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z.html" xlink:type="simple">Tanzania</text:a></text:p>
          </table:table-cell>
          <table:table-cell office:value-type="string" calcext:value-type="string">
            <text:p>8.25% (31 December 2010)</text:p>
            <text:p>3.7% (31 December 2009)</text:p>
          </table:table-cell>
          <table:table-cell table:formula="of:=MID([.B151]; 1; FIND(&quot;%&quot;; [.B151])-1)" office:value-type="string" office:string-value="8.25" calcext:value-type="string">
            <text:p>8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h.html" xlink:type="simple">Thailand</text:a></text:p>
          </table:table-cell>
          <table:table-cell office:value-type="string" calcext:value-type="string">
            <text:p>2% (31 December 2014)</text:p>
            <text:p>2.25% (31 December 2013)</text:p>
          </table:table-cell>
          <table:table-cell table:formula="of:=MID([.B152]; 1; FIND(&quot;%&quot;; [.B152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o.html" xlink:type="simple">Togo</text:a></text:p>
          </table:table-cell>
          <table:table-cell office:value-type="string" calcext:value-type="string">
            <text:p>2.5% (31 December 2010)</text:p>
            <text:p>4.25% (31 December 2009)</text:p>
          </table:table-cell>
          <table:table-cell table:formula="of:=MID([.B153]; 1; FIND(&quot;%&quot;; [.B153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d.html" xlink:type="simple">Trinidad and Tobago</text:a></text:p>
          </table:table-cell>
          <table:table-cell office:value-type="string" calcext:value-type="string">
            <text:p>6.75% (04 March 2016 est.)</text:p>
            <text:p>6.75% (31 December 2015 est.)</text:p>
          </table:table-cell>
          <table:table-cell table:formula="of:=MID([.B154]; 1; FIND(&quot;%&quot;; [.B154])-1)" office:value-type="string" office:string-value="6.75" calcext:value-type="string">
            <text:p>6.75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6/geos/ts.html" xlink:type="simple">Tunisia</text:a></text:p>
          </table:table-cell>
          <table:table-cell office:value-type="string" calcext:value-type="string">
            <text:p>5.75% (31 December 2010)</text:p>
          </table:table-cell>
          <table:table-cell table:formula="of:=MID([.B155]; 1; FIND(&quot;%&quot;; [.B155])-1)" office:value-type="string" office:string-value="5.75" calcext:value-type="string">
            <text:p>5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u.html" xlink:type="simple">Turkey</text:a></text:p>
          </table:table-cell>
          <table:table-cell office:value-type="string" calcext:value-type="string">
            <text:p>5.25% (31 December 2011)</text:p>
            <text:p>15% (22 December 2009)</text:p>
          </table:table-cell>
          <table:table-cell table:formula="of:=MID([.B156]; 1; FIND(&quot;%&quot;; [.B156])-1)" office:value-type="string" office:string-value="5.25" calcext:value-type="string">
            <text:p>5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x.html" xlink:type="simple">Turkmenistan</text:a></text:p>
          </table:table-cell>
          <table:table-cell office:value-type="string" calcext:value-type="string">
            <text:p>5% (31 December 2014)</text:p>
            <text:p>5% (31 December 2013)</text:p>
          </table:table-cell>
          <table:table-cell table:formula="of:=MID([.B157]; 1; FIND(&quot;%&quot;; [.B157])-1)" office:value-type="string" office:string-value="5" calcext:value-type="string">
            <text:p>5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6/geos/ug.html" xlink:type="simple">Uganda</text:a></text:p>
          </table:table-cell>
          <table:table-cell office:value-type="string" calcext:value-type="string">
            <text:p>14% (December 2014)</text:p>
            <text:p>17% (30 March 2016)</text:p>
          </table:table-cell>
          <table:table-cell table:formula="of:=MID([.B158]; 1; FIND(&quot;%&quot;; [.B158])-1)" office:value-type="string" office:string-value="14" calcext:value-type="string">
            <text:p>14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6/geos/up.html" xlink:type="simple">Ukraine</text:a></text:p>
          </table:table-cell>
          <table:table-cell office:value-type="string" calcext:value-type="string">
            <text:p>22% (23 December 2015)</text:p>
            <text:p>7.5% (31 January 2012)</text:p>
          </table:table-cell>
          <table:table-cell table:formula="of:=MID([.B159]; 1; FIND(&quot;%&quot;; [.B159])-1)" office:value-type="string" office:string-value="22" calcext:value-type="string">
            <text:p>2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e.html" xlink:type="simple">United Arab Emirates</text:a></text:p>
          </table:table-cell>
          <table:table-cell office:value-type="string" calcext:value-type="string">
            <text:p>NA%</text:p>
          </table:table-cell>
          <table:table-cell table:formula="of:=MID([.B160]; 1; FIND(&quot;%&quot;; [.B160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k.html" xlink:type="simple">United Kingdom</text:a></text:p>
          </table:table-cell>
          <table:table-cell office:value-type="string" calcext:value-type="string">
            <text:p>0.5% (31 December 2014)</text:p>
            <text:p>0.5% (31 December 2013)</text:p>
          </table:table-cell>
          <table:table-cell table:formula="of:=MID([.B161]; 1; FIND(&quot;%&quot;; [.B161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s.html" xlink:type="simple">United States</text:a></text:p>
          </table:table-cell>
          <table:table-cell office:value-type="string" calcext:value-type="string">
            <text:p>0.5% (31 December 2010)</text:p>
            <text:p>0.5% (31 December 2009)</text:p>
          </table:table-cell>
          <table:table-cell table:formula="of:=MID([.B162]; 1; FIND(&quot;%&quot;; [.B162])-1)" office:value-type="string" office:string-value="0.5" calcext:value-type="string">
            <text:p>0.5</text:p>
          </table:table-cell>
        </table:table-row>
        <table:table-row table:style-name="ro17">
          <table:table-cell office:value-type="string" calcext:value-type="string">
            <text:p><text:a xlink:href="file:///D:/cia-world-factbook/factbook-2016/geos/uy.html" xlink:type="simple">Uruguay</text:a></text:p>
          </table:table-cell>
          <table:table-cell office:value-type="string" calcext:value-type="string">
            <text:p>9% (31 December 2012)</text:p>
            <text:p>8.75% (31 December 2011)</text:p>
            <text:p>note: Uruguay's central bank uses the benchmark interest rate, rather than the discount rate, to conduct monetary policy; the rates shown here are the benchmark rates</text:p>
          </table:table-cell>
          <table:table-cell table:formula="of:=MID([.B163]; 1; FIND(&quot;%&quot;; [.B163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h.html" xlink:type="simple">Vanuatu</text:a></text:p>
          </table:table-cell>
          <table:table-cell office:value-type="string" calcext:value-type="string">
            <text:p>20% (31 December 2010)</text:p>
            <text:p>6% (31 December 2009)</text:p>
          </table:table-cell>
          <table:table-cell table:formula="of:=MID([.B164]; 1; FIND(&quot;%&quot;; [.B164])-1)" office:value-type="string" office:string-value="20" calcext:value-type="string">
            <text:p>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ve.html" xlink:type="simple">Venezuela</text:a></text:p>
          </table:table-cell>
          <table:table-cell office:value-type="string" calcext:value-type="string">
            <text:p>29.5% (2015)</text:p>
          </table:table-cell>
          <table:table-cell table:formula="of:=MID([.B165]; 1; FIND(&quot;%&quot;; [.B165])-1)" office:value-type="string" office:string-value="29.5" calcext:value-type="string">
            <text:p>2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m.html" xlink:type="simple">Vietnam</text:a></text:p>
          </table:table-cell>
          <table:table-cell office:value-type="string" calcext:value-type="string">
            <text:p>9% (31 December 2012)</text:p>
            <text:p>15% (31 December 2011)</text:p>
          </table:table-cell>
          <table:table-cell table:formula="of:=MID([.B166]; 1; FIND(&quot;%&quot;; [.B166])-1)" office:value-type="string" office:string-value="9" calcext:value-type="string">
            <text:p>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ym.html" xlink:type="simple">Yemen</text:a></text:p>
          </table:table-cell>
          <table:table-cell office:value-type="string" calcext:value-type="string">
            <text:p>NA%</text:p>
          </table:table-cell>
          <table:table-cell table:formula="of:=MID([.B167]; 1; FIND(&quot;%&quot;; [.B167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za.html" xlink:type="simple">Zambia</text:a></text:p>
          </table:table-cell>
          <table:table-cell office:value-type="string" calcext:value-type="string">
            <text:p>9.1% (31 December 2012)</text:p>
            <text:p>19% (31 December 2011)</text:p>
          </table:table-cell>
          <table:table-cell table:formula="of:=MID([.B168]; 1; FIND(&quot;%&quot;; [.B168])-1)" office:value-type="string" office:string-value="9.1" calcext:value-type="string">
            <text:p>9.1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6/geos/zi.html" xlink:type="simple">Zimbabwe</text:a></text:p>
          </table:table-cell>
          <table:table-cell office:value-type="string" calcext:value-type="string">
            <text:p>7.17% (31 December 2010)</text:p>
          </table:table-cell>
          <table:table-cell table:formula="of:=MID([.B169]; 1; FIND(&quot;%&quot;; [.B169])-1)" office:value-type="string" office:string-value="7.17" calcext:value-type="string">
            <text:p>7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6:00:32.337000000</meta:creation-date>
    <dc:date>2023-07-17T16:01:09.511000000</dc:date>
    <meta:editing-duration>PT37S</meta:editing-duration>
    <meta:editing-cycles>1</meta:editing-cycles>
    <meta:document-statistic meta:table-count="1" meta:cell-count="506" meta:object-count="0"/>
    <meta:generator>LibreOffice/6.2.4.2$Windows_X86_64 LibreOffice_project/2412653d852ce75f65fbfa83fb7e7b669a126d64</meta:generator>
  </office:meta>
</office:document-meta>
</file>